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ato Medium" svg:font-family="'Lato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1">
      <style:paragraph-properties fo:text-align="end" style:justify-single-word="false"/>
      <style:text-properties officeooo:paragraph-rsid="0006457b"/>
    </style:style>
    <style:style style:name="P2" style:family="paragraph" style:parent-style-name="Preformatted_20_Text">
      <style:paragraph-properties fo:margin-top="0in" fo:margin-bottom="0.1965in" loext:contextual-spacing="false"/>
    </style:style>
    <style:style style:name="T1" style:family="text">
      <style:text-properties style:font-name="Lato Medium" fo:font-size="10pt" fo:font-weight="normal" officeooo:rsid="00142af2" style:font-size-asian="10pt" style:font-weight-asian="normal" style:font-size-complex="10pt" style:font-weight-complex="normal"/>
    </style:style>
    <style:style style:name="T2" style:family="text">
      <style:text-properties style:font-name="Lato Medium" fo:font-size="10pt" fo:font-weight="normal" officeooo:rsid="0006457b" style:font-size-asian="10pt" style:font-weight-asian="normal" style:font-size-complex="10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span text:style-name="T1">Source: </text:span><text:a xlink:type="simple" xlink:href="https://github.com/IU7Abyss/Functional-Programming-LW/wiki/Абстрактный-подход" text:style-name="Internet_20_link" text:visited-style-name="Visited_20_Internet_20_Link"><text:span text:style-name="T2">https://github.com/IU7Abyss/Functional-Programming-LW/wiki/Абстрактный-подход</text:span></text:a></text:h>
      <text:h text:style-name="Heading_20_1" text:outline-level="1">Абстрактный подход</text:h>
      <text:p text:style-name="Text_20_body">Копирует все cons ячейки верхнего уровня</text:p>
      <text:p text:style-name="Preformatted_20_Text">(defun copy-list1 (x)</text:p>
      <text:p text:style-name="Preformatted_20_Text"><text:s text:c="2"/>(cond</text:p>
      <text:p text:style-name="Preformatted_20_Text"><text:s text:c="4"/>((null x) nil)</text:p>
      <text:p text:style-name="Preformatted_20_Text"><text:s text:c="4"/>(t (cons (car x) </text:p>
      <text:p text:style-name="P2"><text:s text:c="13"/>(copy-list1 (cdr x))))))</text:p>
      <text:p text:style-name="Preformatted_20_Text">(defun append1 (x y)</text:p>
      <text:p text:style-name="Preformatted_20_Text"><text:s text:c="2"/>(cond</text:p>
      <text:p text:style-name="Preformatted_20_Text"><text:s text:c="4"/>((null x) y)</text:p>
      <text:p text:style-name="Preformatted_20_Text"><text:s text:c="4"/>(t (cons (car x)</text:p>
      <text:p text:style-name="P2"><text:s text:c="9"/>(append1 (cdr x) y)))))</text:p>
      <text:p text:style-name="Preformatted_20_Text">(defun sort (x y)</text:p>
      <text:p text:style-name="Preformatted_20_Text"><text:s text:c="2"/>(cond</text:p>
      <text:p text:style-name="Preformatted_20_Text"><text:s text:c="4"/>((null x) y)</text:p>
      <text:p text:style-name="Preformatted_20_Text"><text:s text:c="4"/>(t (ins (car x)</text:p>
      <text:p text:style-name="Preformatted_20_Text"><text:s text:c="8"/>(sort (cdr x) y)))))</text:p>
      <text:p text:style-name="Preformatted_20_Text"/>
      <text:p text:style-name="Preformatted_20_Text">(defun ins (a lst)</text:p>
      <text:p text:style-name="Preformatted_20_Text"><text:s text:c="2"/>(cond</text:p>
      <text:p text:style-name="Preformatted_20_Text"><text:s text:c="4"/>((null lst) (list a))</text:p>
      <text:p text:style-name="Preformatted_20_Text"><text:s text:c="4"/>((&lt; a (car lst)) (cons a lst))</text:p>
      <text:p text:style-name="P2"><text:s text:c="4"/>(t (cons (car lst) (ins a (cdr lst))))))</text:p>
      <text:p text:style-name="Preformatted_20_Text">(defun obobsh (x y fn)</text:p>
      <text:p text:style-name="Preformatted_20_Text"><text:s text:c="2"/>(cond</text:p>
      <text:p text:style-name="Preformatted_20_Text"><text:s text:c="4"/>((null x) y)</text:p>
      <text:p text:style-name="Preformatted_20_Text"><text:s text:c="4"/>(t (funcall fn </text:p>
      <text:p text:style-name="Preformatted_20_Text"><text:s text:c="16"/>(car x) </text:p>
      <text:p text:style-name="P2"><text:s text:c="16"/>(obobsh (cdr x) y fn)))))</text:p>
      <text:p text:style-name="Preformatted_20_Text">(defun copy-list2 (x)</text:p>
      <text:p text:style-name="P2"><text:s text:c="2"/>(obobsh x nil #'cons))</text:p>
      <text:p text:style-name="Preformatted_20_Text">(defun append2 (x y)</text:p>
      <text:p text:style-name="P2"><text:s text:c="2"/>(obobsh x y #'cons))</text:p>
      <text:p text:style-name="Preformatted_20_Text">(defun sort (x y)</text:p>
      <text:p text:style-name="P2"><text:s text:c="2"/>(obobsh x y #'ins))</text:p>
      <text:p text:style-name="Preformatted_20_Text">(defun kompoz (f g)</text:p>
      <text:p text:style-name="Preformatted_20_Text"><text:s text:c="2"/>(function (lambda (x) </text:p>
      <text:p text:style-name="P2"><text:s text:c="14"/>(funcall f (funcall g x))))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ato Medium" svg:font-family="'Lato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23:43:39.710834513</meta:creation-date>
    <dc:date>2018-04-03T23:44:45.655358388</dc:date>
    <meta:editing-duration>PT1M6S</meta:editing-duration>
    <meta:editing-cycles>1</meta:editing-cycles>
    <meta:document-statistic meta:table-count="0" meta:image-count="0" meta:object-count="0" meta:page-count="1" meta:paragraph-count="38" meta:word-count="134" meta:character-count="896" meta:non-whitespace-character-count="658"/>
    <meta:generator>LibreOffice/5.2.7.2$Linux_X86_64 LibreOffice_project/20m0$Build-2</meta:generator>
  </office:meta>
</office:document-meta>
</file>